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ecc" officeooo:paragraph-rsid="00020ecc"/>
    </style:style>
    <style:style style:name="P2" style:family="paragraph" style:parent-style-name="Standard">
      <style:text-properties officeooo:rsid="00020ecc" officeooo:paragraph-rsid="00023115"/>
    </style:style>
    <style:style style:name="P3" style:family="paragraph" style:parent-style-name="Standard">
      <style:text-properties officeooo:rsid="00023115" officeooo:paragraph-rsid="00023115"/>
    </style:style>
    <style:style style:name="T1" style:family="text">
      <style:text-properties officeooo:rsid="0002111a"/>
    </style:style>
    <style:style style:name="T2" style:family="text">
      <style:text-properties officeooo:rsid="000231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т 41 кр 60 <text:span text:style-name="T2">400000 (НДС +20%(80000)) Выставлен счет на 80000</text:span></text:p>
      <text:p text:style-name="P3">Дт19 Кр 60 80000</text:p>
      <text:p text:style-name="P3">Дт 68 Кр 19 80000 — списание НДС (принятие НДС к вычету)</text:p>
      <text:p text:style-name="P1">Дт 60 Кр 51 <text:span text:style-name="T2">480000</text:span></text:p>
      <text:p text:style-name="P1"/>
      <text:p text:style-name="P1">Дб 90.2 Кр 41 200000<text:span text:style-name="T2">(себ)</text:span></text:p>
      <text:p text:style-name="P2">Дб 62.<text:span text:style-name="T2">01</text:span> Кр 90.<text:span text:style-name="T2">01</text:span> 300000 — <text:span text:style-name="T2">(300000 + НДС20%(60000) выручка +НДС)</text:span></text:p>
      <text:p text:style-name="P2"><text:span text:style-name="T2">Дт 90.3 Кт 68.02 80000 - НДС</text:span> </text:p>
      <text:p text:style-name="P1"><text:span text:style-name="T1">Дб</text:span> 51 <text:span text:style-name="T1">Кр</text:span> 62 300000</text:p>
      <text:p text:style-name="P1"/>
      <text:p text:style-name="P1"/>
      <text:p text:style-name="P1">Дб 60 Кр 51 300000</text:p>
      <text:p text:style-name="P1">Дб 90.2 Кр 41 100000</text:p>
      <text:p text:style-name="P1">Дб 62 Кр 90.1 170000</text:p>
      <text:p text:style-name="P1">Дб 51 Кр 62 100000</text:p>
      <text:p text:style-name="P1"/>
      <text:p text:style-name="P1"/>
      <text:p text:style-name="P1">Дб 90.2 Кр 41 100000</text:p>
      <text:p text:style-name="P1">Дб 62 Кр 90 60000</text:p>
      <text:p text:style-name="P1"/>
      <text:p text:style-name="P1">Дб51 Кр 62 400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9:06:26.563620973</meta:creation-date>
    <dc:date>2022-05-04T20:43:42.117299590</dc:date>
    <meta:editing-duration>PT16M45S</meta:editing-duration>
    <meta:editing-cycles>1</meta:editing-cycles>
    <meta:document-statistic meta:table-count="0" meta:image-count="0" meta:object-count="0" meta:page-count="1" meta:paragraph-count="15" meta:word-count="92" meta:character-count="415" meta:non-whitespace-character-count="335"/>
    <meta:generator>LibreOffice/7.3.2.2$Linux_X86_64 LibreOffice_project/30$Build-2</meta:generator>
  </office:meta>
</office:document-meta>
</file>